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f2f4" officeooo:paragraph-rsid="0003f2f4"/>
    </style:style>
    <style:style style:name="P2" style:family="paragraph" style:parent-style-name="Standard">
      <style:text-properties officeooo:rsid="0003f2f4" officeooo:paragraph-rsid="0003f2f4"/>
    </style:style>
    <style:style style:name="P3" style:family="paragraph" style:parent-style-name="Standard">
      <style:text-properties officeooo:rsid="0003f2f4" officeooo:paragraph-rsid="00107345"/>
    </style:style>
    <style:style style:name="P4" style:family="paragraph" style:parent-style-name="Standard">
      <style:text-properties officeooo:rsid="0003f2f4" officeooo:paragraph-rsid="001182ce"/>
    </style:style>
    <style:style style:name="P5" style:family="paragraph" style:parent-style-name="Standard">
      <style:text-properties officeooo:rsid="0003f2f4" officeooo:paragraph-rsid="00121def"/>
    </style:style>
    <style:style style:name="P6" style:family="paragraph" style:parent-style-name="Standard">
      <style:text-properties officeooo:rsid="0003f2f4" officeooo:paragraph-rsid="00139c61"/>
    </style:style>
    <style:style style:name="P7" style:family="paragraph" style:parent-style-name="Standard">
      <style:text-properties officeooo:rsid="0003f2f4" officeooo:paragraph-rsid="0013f81d"/>
    </style:style>
    <style:style style:name="P8" style:family="paragraph" style:parent-style-name="Standard">
      <style:text-properties officeooo:rsid="0005e515" officeooo:paragraph-rsid="0005e515"/>
    </style:style>
    <style:style style:name="P9" style:family="paragraph" style:parent-style-name="Standard">
      <style:text-properties officeooo:rsid="000bdedd" officeooo:paragraph-rsid="000bdedd"/>
    </style:style>
    <style:style style:name="P10" style:family="paragraph" style:parent-style-name="Standard">
      <style:text-properties officeooo:rsid="000e19d0" officeooo:paragraph-rsid="000e19d0"/>
    </style:style>
    <style:style style:name="P11" style:family="paragraph" style:parent-style-name="Standard">
      <style:text-properties officeooo:rsid="000e19d0" officeooo:paragraph-rsid="000ebd1c"/>
    </style:style>
    <style:style style:name="P12" style:family="paragraph" style:parent-style-name="Standard">
      <style:text-properties officeooo:rsid="000e19d0" officeooo:paragraph-rsid="0010ae3c"/>
    </style:style>
    <style:style style:name="P13" style:family="paragraph" style:parent-style-name="Standard">
      <style:text-properties officeooo:rsid="000e19d0" officeooo:paragraph-rsid="001182ce"/>
    </style:style>
    <style:style style:name="P14" style:family="paragraph" style:parent-style-name="Standard">
      <style:text-properties officeooo:rsid="000e19d0" officeooo:paragraph-rsid="0013f81d"/>
    </style:style>
    <style:style style:name="P15" style:family="paragraph" style:parent-style-name="Standard">
      <style:text-properties officeooo:rsid="000ebd1c" officeooo:paragraph-rsid="000ebd1c"/>
    </style:style>
    <style:style style:name="P16" style:family="paragraph" style:parent-style-name="Standard">
      <style:text-properties officeooo:rsid="00107345" officeooo:paragraph-rsid="00107345"/>
    </style:style>
    <style:style style:name="P17" style:family="paragraph" style:parent-style-name="Standard">
      <style:text-properties officeooo:rsid="0010b0f3" officeooo:paragraph-rsid="0010b0f3"/>
    </style:style>
    <style:style style:name="T1" style:family="text">
      <style:text-properties officeooo:rsid="000457d9"/>
    </style:style>
    <style:style style:name="T2" style:family="text">
      <style:text-properties officeooo:rsid="00080384"/>
    </style:style>
    <style:style style:name="T3" style:family="text">
      <style:text-properties officeooo:rsid="000901b3"/>
    </style:style>
    <style:style style:name="T4" style:family="text">
      <style:text-properties officeooo:rsid="000a38f4"/>
    </style:style>
    <style:style style:name="T5" style:family="text">
      <style:text-properties officeooo:rsid="000ebd1c"/>
    </style:style>
    <style:style style:name="T6" style:family="text">
      <style:text-properties officeooo:rsid="00107345"/>
    </style:style>
    <style:style style:name="T7" style:family="text">
      <style:text-properties officeooo:rsid="0010ae3c"/>
    </style:style>
    <style:style style:name="T8" style:family="text">
      <style:text-properties officeooo:rsid="001182ce"/>
    </style:style>
    <style:style style:name="T9" style:family="text">
      <style:text-properties officeooo:rsid="00139c6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0-ESTRATTO</text:p>
      <text:p text:style-name="P8">in 250-300 parole riassunto</text:p>
      <text:p text:style-name="P8"/>
      <text:p text:style-name="P1">1-INTRODUZIONE</text:p>
      <text:p text:style-name="P1">-<text:span text:style-name="T2">Motivazione del lavoro</text:span></text:p>
      <text:p text:style-name="P1">-<text:span text:style-name="T2">Obiettivi del lavoro (breve e conciso)</text:span></text:p>
      <text:p text:style-name="P1">-<text:span text:style-name="T3">C</text:span><text:span text:style-name="T4">o</text:span><text:span text:style-name="T3">ntributi </text:span><text:span text:style-name="T4">di ricerca</text:span></text:p>
      <text:p text:style-name="P1"/>
      <text:p text:style-name="P9">2.STATO DELL’ARTE</text:p>
      <text:p text:style-name="P9"/>
      <text:p text:style-name="P1">-Panorama dell’argomento “sicurezza automotive” e protocollo CAN</text:p>
      <text:p text:style-name="P1">-Intelligenza Artificiale,Machine Learning (e Deep Learning se verrà applicato)</text:p>
      <text:p text:style-name="P1">-Applicazione dell’IA nella cybersecurity Automotive</text:p>
      <text:p text:style-name="P1">-IDS e Algoritmi per classificare frame CAN</text:p>
      <text:p text:style-name="P1"/>
      <text:p text:style-name="P10">3-METODOLOGIA</text:p>
      <text:p text:style-name="P7">-presentazione del lavoro svolto</text:p>
      <text:p text:style-name="P14">-<text:span text:style-name="T5">Dettagli della macchina</text:span></text:p>
      <text:p text:style-name="P10"/>
      <text:p text:style-name="P15">3.1-Flusso di lavoro</text:p>
      <text:p text:style-name="P13">-<text:span text:style-name="T5">Librerie </text:span><text:span text:style-name="T8">(</text:span><text:span text:style-name="T1">pandas,numpy,matplotlib,PyQt</text:span><text:span text:style-name="T8">) </text:span><text:span text:style-name="T5">,linguaggio di programmazione,versione librerie</text:span></text:p>
      <text:p text:style-name="P12">-<text:span text:style-name="T7">Flow Chart</text:span></text:p>
      <text:p text:style-name="P6">-Ingegnerizzazione delle features e dei Datase</text:p>
      <text:p text:style-name="P6"><text:span text:style-name="T9">-Metiche di valutazione</text:span></text:p>
      <text:p text:style-name="P12"/>
      <text:p text:style-name="P17">3.2-Algoritmi usati (sottosezioni)</text:p>
      <text:p text:style-name="P4">-Kmeans e sua applicazione</text:p>
      <text:p text:style-name="P4">-Knn e sua applicazione</text:p>
      <text:p text:style-name="P5">-Confronto Kmeans,KNN,Kmedoids</text:p>
      <text:p text:style-name="P5"/>
      <text:p text:style-name="P11"/>
      <text:p text:style-name="P15">4-RISULTATO </text:p>
      <text:p text:style-name="P15"/>
      <text:p text:style-name="P15">Ogni test è una sezione (tabella,matrice confusione,spiegazione<text:span text:style-name="T6">)</text:span></text:p>
      <text:p text:style-name="P3">-Risultati Kmeans</text:p>
      <text:p text:style-name="P3">-Risultati KNN</text:p>
      <text:p text:style-name="P3">…</text:p>
      <text:p text:style-name="P3"/>
      <text:p text:style-name="P16">5-CONCLUSIONI</text:p>
      <text:p text:style-name="P16">5.1-Sviluppi Futuri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15T10:02:11.198892023</meta:creation-date>
    <meta:generator>LibreOffice/24.2.7.2$Linux_X86_64 LibreOffice_project/420$Build-2</meta:generator>
    <dc:date>2025-12-19T17:24:41.075644049</dc:date>
    <meta:editing-duration>PT8H42M30S</meta:editing-duration>
    <meta:editing-cycles>20</meta:editing-cycles>
    <meta:document-statistic meta:table-count="0" meta:image-count="0" meta:object-count="0" meta:page-count="1" meta:paragraph-count="30" meta:word-count="105" meta:character-count="900" meta:non-whitespace-character-count="824"/>
  </office:meta>
</office:document-meta>
</file>